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3fefa" officeooo:paragraph-rsid="0003fefa"/>
    </style:style>
    <style:style style:name="P2" style:family="paragraph" style:parent-style-name="Standard">
      <style:text-properties style:font-name="Calibri" officeooo:rsid="0003fefa" officeooo:paragraph-rsid="001214f3"/>
    </style:style>
    <style:style style:name="P3" style:family="paragraph" style:parent-style-name="Standard">
      <style:paragraph-properties fo:text-align="justify" style:justify-single-word="false"/>
      <style:text-properties style:font-name="Calibri" officeooo:rsid="0007676e" officeooo:paragraph-rsid="000ba715"/>
    </style:style>
    <style:style style:name="P4" style:family="paragraph" style:parent-style-name="Standard">
      <style:text-properties style:font-name="Calibri" officeooo:rsid="0007676e" officeooo:paragraph-rsid="0003fefa"/>
    </style:style>
    <style:style style:name="P5" style:family="paragraph" style:parent-style-name="Standard">
      <style:paragraph-properties fo:text-align="justify" style:justify-single-word="false"/>
      <style:text-properties style:font-name="Calibri" officeooo:rsid="000c1ceb" officeooo:paragraph-rsid="000c1ceb"/>
    </style:style>
    <style:style style:name="P6" style:family="paragraph" style:parent-style-name="Standard">
      <style:paragraph-properties fo:text-align="justify" style:justify-single-word="false"/>
      <style:text-properties style:font-name="Calibri" officeooo:rsid="000e474a" officeooo:paragraph-rsid="000e474a"/>
    </style:style>
    <style:style style:name="P7" style:family="paragraph" style:parent-style-name="Standard">
      <style:paragraph-properties fo:text-align="justify" style:justify-single-word="false"/>
      <style:text-properties style:font-name="Calibri" officeooo:rsid="0014198a" officeooo:paragraph-rsid="0014198a"/>
    </style:style>
    <style:style style:name="P8" style:family="paragraph" style:parent-style-name="Standard">
      <style:text-properties style:font-name="Calibri" fo:font-weight="bold" officeooo:rsid="0003fefa" officeooo:paragraph-rsid="001214f3" style:font-weight-asian="bold" style:font-weight-complex="bold"/>
    </style:style>
    <style:style style:name="P9" style:family="paragraph" style:parent-style-name="Standard">
      <style:text-properties style:font-name="Calibri" fo:font-size="10pt" officeooo:rsid="0003fefa" officeooo:paragraph-rsid="0003fefa" style:font-size-asian="10pt" style:font-size-complex="10pt"/>
    </style:style>
    <style:style style:name="P10" style:family="paragraph" style:parent-style-name="Standard">
      <style:text-properties style:font-name="Calibri" fo:font-size="10pt" officeooo:rsid="001214f3" officeooo:paragraph-rsid="001214f3" style:font-size-asian="10pt" style:font-size-complex="10pt"/>
    </style:style>
    <style:style style:name="P11" style:family="paragraph" style:parent-style-name="Standard">
      <style:text-properties style:font-name="Calibri" fo:font-weight="normal" officeooo:rsid="0003fefa" officeooo:paragraph-rsid="001214f3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Calibri" officeooo:rsid="00178b10" officeooo:paragraph-rsid="00178b10"/>
    </style:style>
    <style:style style:name="P13" style:family="paragraph" style:parent-style-name="Standard">
      <style:paragraph-properties fo:text-align="justify" style:justify-single-word="false"/>
      <style:text-properties style:font-name="Calibri" officeooo:rsid="000e474a" officeooo:paragraph-rsid="000e474a"/>
    </style:style>
    <style:style style:name="P14" style:family="paragraph" style:parent-style-name="Standard">
      <style:paragraph-properties fo:text-align="center" style:justify-single-word="false"/>
      <style:text-properties style:font-name="Calibri" officeooo:rsid="001ff727" officeooo:paragraph-rsid="001ff727"/>
    </style:style>
    <style:style style:name="P15" style:family="paragraph" style:parent-style-name="Standard">
      <style:paragraph-properties fo:text-align="justify" style:justify-single-word="false"/>
      <style:text-properties style:font-name="Calibri" officeooo:rsid="0007676e" officeooo:paragraph-rsid="000ba715"/>
    </style:style>
    <style:style style:name="P16" style:family="paragraph" style:parent-style-name="Standard">
      <style:paragraph-properties fo:text-align="justify" style:justify-single-word="false"/>
      <style:text-properties style:font-name="Calibri" officeooo:rsid="00202e85" officeooo:paragraph-rsid="00202e85"/>
    </style:style>
    <style:style style:name="T1" style:family="text">
      <style:text-properties officeooo:rsid="00093c3f"/>
    </style:style>
    <style:style style:name="T2" style:family="text">
      <style:text-properties officeooo:rsid="000d7e44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093c3f"/>
    </style:style>
    <style:style style:name="T5" style:family="text">
      <style:text-properties style:text-underline-style="none" fo:font-weight="bold" officeooo:rsid="000d7e44" style:font-weight-asian="bold" style:font-weight-complex="bold"/>
    </style:style>
    <style:style style:name="T6" style:family="text">
      <style:text-properties style:text-underline-style="none" fo:font-weight="bold" officeooo:rsid="00093c3f" style:font-weight-asian="bold" style:font-weight-complex="bold"/>
    </style:style>
    <style:style style:name="T7" style:family="text">
      <style:text-properties style:text-underline-style="none" fo:font-weight="bold" officeooo:rsid="000e474a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93c3f" style:font-weight-asian="bold" style:font-weight-complex="bold"/>
    </style:style>
    <style:style style:name="T10" style:family="text">
      <style:text-properties fo:font-weight="bold" officeooo:rsid="000e474a" style:font-weight-asian="bold" style:font-weight-complex="bold"/>
    </style:style>
    <style:style style:name="T11" style:family="text">
      <style:text-properties fo:font-weight="bold" officeooo:rsid="0007676e" style:font-weight-asian="bold" style:font-weight-complex="bold"/>
    </style:style>
    <style:style style:name="T12" style:family="text">
      <style:text-properties fo:font-weight="bold" officeooo:rsid="001214f3" style:font-weight-asian="bold" style:font-weight-complex="bold"/>
    </style:style>
    <style:style style:name="T13" style:family="text">
      <style:text-properties officeooo:rsid="000eafd9"/>
    </style:style>
    <style:style style:name="T14" style:family="text">
      <style:text-properties officeooo:rsid="00130dcd"/>
    </style:style>
    <style:style style:name="T15" style:family="text">
      <style:text-properties officeooo:rsid="00196d0a"/>
    </style:style>
    <style:style style:name="T16" style:family="text">
      <style:text-properties officeooo:rsid="001c9bae"/>
    </style:style>
    <style:style style:name="T17" style:family="text">
      <style:text-properties officeooo:rsid="001d4c13"/>
    </style:style>
    <style:style style:name="T18" style:family="text">
      <style:text-properties officeooo:rsid="001ff727"/>
    </style:style>
    <style:style style:name="T19" style:family="text">
      <style:text-properties officeooo:rsid="00202e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LIN Guillaume </text:p>
      <text:p text:style-name="P8"/>
      <text:p text:style-name="P9">37 Rue du gué d’orient</text:p>
      <text:p text:style-name="P9">95470 SAINT WITZ</text:p>
      <text:p text:style-name="P10">06 83 34 56 72</text:p>
      <text:p text:style-name="P10">guillaumeblin56@gmail.com</text:p>
      <text:p text:style-name="P1"/>
      <text:p text:style-name="P14">A l’attention de la société Objectif</text:p>
      <text:p text:style-name="P1"/>
      <text:p text:style-name="P12">Créteil, le 11/10/16</text:p>
      <text:p text:style-name="P1"/>
      <text:p text:style-name="P2"><text:span text:style-name="T3">Objet :</text:span><text:span text:style-name="T8"> </text:span><text:span text:style-name="T12">s</text:span><text:span text:style-name="T11">tage </text:span><text:span text:style-name="T10">(</text:span><text:span text:style-name="T5">non rémunéré</text:span><text:span text:style-name="T7">) </text:span><text:span text:style-name="T6">d’une</text:span><text:span text:style-name="T9"> durée de 3 mois.</text:span></text:p>
      <text:p text:style-name="P1"/>
      <text:p text:style-name="P1"/>
      <text:p text:style-name="P4">Madame, Monsieur,</text:p>
      <text:p text:style-name="P1"/>
      <text:p text:style-name="P3">Dans le cadre de la fin de ma formation de développeur concepteur informatique, je suis actuellement à la recherche d’un <text:span text:style-name="T8">stage pratique </text:span><text:span text:style-name="T6">d’une</text:span><text:span text:style-name="T9"> durée de 3 mois</text:span><text:span text:style-name="T1"> débutant le </text:span><text:span text:style-name="T4">24 octobre</text:span><text:span text:style-name="T1">. Durant ce stage, je souhaite être amené à mettre en pratique mes compétences acquises afin de les consolider et de les perfectionner, et naturellement, d’accroître mon expérience professionnelle dans le secteur informatique.</text:span></text:p>
      <text:p text:style-name="P3"/>
      <text:p text:style-name="P16">Si je m’adresse à vous, c’est que j’ai découvert votre société suite à l’une de vos annonces passée sur le site Monster.</text:p>
      <text:p text:style-name="P3"/>
      <text:p text:style-name="P5">Volontaire, et tenant <text:span text:style-name="T16">d’un intérêt pour le</text:span> sport <text:span text:style-name="T19">(babyfoot inclus)</text:span>, <text:span text:style-name="T16">le goût de </text:span>l<text:span text:style-name="T2">a découverte</text:span>, la progression et la performance, je suis également ouvert à l’apprentissage de nouvelles technologies.</text:p>
      <text:p text:style-name="P5">Ainsi, si j’ai été amené à développer principalement en Java, je suis pr<text:span text:style-name="T15">êt</text:span> à relever le défi d<text:span text:style-name="T14">e me <text:s/>familiariser</text:span> <text:span text:style-name="T14">avec</text:span> <text:span text:style-name="T16">de nouvelles</text:span> technologie<text:span text:style-name="T16">s,</text:span> ayant déjà pris l’initiative <text:span text:style-name="T16">de m’intéresser à d’autres langages (C#, php...).</text:span></text:p>
      <text:p text:style-name="P7">J’ai également été amené à concevoir des bases de données <text:span text:style-name="T16">relationnelles (méthode Merise), mapper ses entités, mettre en place les opérations de persistance des données (CRUD) pour des applications <text:s/>n-tiers (JEE).</text:span></text:p>
      <text:p text:style-name="P6"/>
      <text:p text:style-name="P6"><text:span text:style-name="T17">J</text:span>e me tiens <text:span text:style-name="T17">bien sûr</text:span> à votre disposition <text:span text:style-name="T17">pour toutes informations complémentaires</text:span>.</text:p>
      <text:p text:style-name="P6"/>
      <text:p text:style-name="P6">Dans l’attente de vous rencontrer, <text:span text:style-name="T13">je vous prie d’agréer l’expression de mes salutations respectueu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08:47:16.856000000</meta:creation-date>
    <dc:date>2016-10-12T11:43:31.009000000</dc:date>
    <meta:editing-duration>PT2H29M35S</meta:editing-duration>
    <meta:editing-cycles>14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6" meta:word-count="243" meta:character-count="1560" meta:non-whitespace-character-count="1330"/>
  </office:meta>
</office:document-meta>
</file>